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6cm" table:align="left"/>
    </style:style>
    <style:style style:name="Tableau1.A" style:family="table-column">
      <style:table-column-properties style:column-width="7.858cm"/>
    </style:style>
    <style:style style:name="Tableau1.B" style:family="table-column">
      <style:table-column-properties style:column-width="9.102cm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" fo:padding="0.097cm" fo:border="0.05pt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5" style:family="table">
      <style:table-properties style:width="11.377cm" fo:margin-left="0cm" table:align="left"/>
    </style:style>
    <style:style style:name="Tableau15.A" style:family="table-column">
      <style:table-column-properties style:column-width="0.661cm"/>
    </style:style>
    <style:style style:name="Tableau15.B" style:family="table-column">
      <style:table-column-properties style:column-width="10.716cm"/>
    </style:style>
    <style:style style:name="Tableau15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0.661cm"/>
    </style:style>
    <style:style style:name="Tableau4.B" style:family="table-column">
      <style:table-column-properties style:column-width="4.11cm"/>
    </style:style>
    <style:style style:name="Tableau4.C" style:family="table-column">
      <style:table-column-properties style:column-width="0.653cm"/>
    </style:style>
    <style:style style:name="Tableau4.D" style:family="table-column">
      <style:table-column-properties style:column-width="4.128cm"/>
    </style:style>
    <style:style style:name="Tableau4.A1" style:family="table-cell">
      <style:table-cell-properties fo:padding="0.097cm" fo:border="none"/>
    </style:style>
    <style:style style:name="Tableau4.B2" style:family="table-cell">
      <style:table-cell-properties fo:background-color="transparent" fo:padding="0.097cm" fo:border="none">
        <style:background-image/>
      </style:table-cell-properties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_20_">
      <style:text-properties fo:font-size="11pt" style:font-size-asian="11pt" style:font-size-complex="11pt"/>
    </style:style>
    <style:style style:name="P3" style:family="paragraph" style:parent-style-name="UrbanBody_20_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UrbanBody_20_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UrbanBody_20_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6" style:family="paragraph" style:parent-style-name="UrbanTitle2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text-properties style:text-underline-style="none"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DejaVu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3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9" form:id="control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2" form:id="control1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3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4" form:id="control1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6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7" form:id="control1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9" form:id="control1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21" form:id="control2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22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23" form:id="control2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24" form:id="control2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25" form:id="control2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26" form:id="control2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27" form:id="control2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8" form:id="control2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29" form:id="control2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0" form:id="control3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31" form:id="control3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2" form:id="control3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3" form:id="control3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4" form:id="control3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5" form:id="control3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6" form:id="control3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37" form:id="control3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38" form:id="control3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9" form:id="control3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40" form:id="control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Frame1" text:anchor-type="paragraph" svg:x="-0.011cm" svg:y="-0.011cm" svg:width="7.13cm" svg:height="5.23cm" draw:z-index="0"><draw:text-box><text:p text:style-name="UrbanBody_20_"><office:annotation><dc:creator>sde </dc:creator><dc:date>2011-07-26T10:00:42</dc:date><text:p text:style-name="P9"><text:span text:style-name="T12">do text</text:span></text:p><text:p text:style-name="P9"><text:span text:style-name="T12">from document(at=header, format='odt')</text:span></text:p></office:annotation>Import depuis header.odt</text:p></draw:text-box></draw:frame></text:p>
      <text:p text:style-name="UrbanBody_20_"/>
      <text:p text:style-name="UrbanBody_20_"><draw:frame draw:style-name="fr1" draw:name="Cadre1" text:anchor-type="paragraph" svg:x="8.797cm" svg:y="0.31cm" svg:width="7.881cm" svg:height="3.865cm" draw:z-index="1"><draw:text-box><text:p text:style-name="UrbanBody">DGO4 - Direction générale opérationnelle </text:p><text:p text:style-name="UrbanBody">Aménagement du Territoire, Logement, Patrimoine et Energie </text:p><text:p text:style-name="UrbanBody">Place Léopold, 3 – Immeuble « BIBOT » </text:p><text:p text:style-name="P7">5000 Namur </text:p><text:p text:style-name="P6">RECOMMANDE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/>
      <text:p text:style-name="UrbanTitle"/>
      <text:p text:style-name="UrbanTitle"/>
      <text:p text:style-name="UrbanTitle">Formulaire d’envoi d’un dossier au fonctionnaire délégué</text:p>
      <text:p text:style-name="UrbanTitle"/>
      <text:p text:style-name="UrbanTitle2"><text:span text:style-name="T4"><office:annotation><dc:creator>sde </dc:creator><dc:date>2011-07-27T10:02:17</dc:date><text:p text:style-name="P8"><text:span text:style-name="T15">do text</text:span></text:p><text:p text:style-name="P8"><text:span text:style-name="T14">from document(at=reference, format='odt')</text:span></text:p></office:annotation></text:span>Import depuis reference.odt</text:p>
      <text:p text:style-name="UrbanBody_20_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1er dossier RW')!= 0</text:span></text:p></office:annotation><draw:control text:anchor-type="as-char" draw:z-index="8" draw:style-name="gr1" draw:text-style-name="P10" svg:width="0.447cm" svg:height="0.399cm" draw:control="control7"/><text:span text:style-name="T9">Envoi du </text:span><text:span text:style-name="T10">PRIMO DOSSIER</text:span><text:span text:style-name="T9"> (sans demandes au fonctionnaire délégué et sans décision de collège)</text:span></text:p>
            <text:p text:style-name="P5"><text:span text:style-name="T1"><office:annotation><dc:creator>sde </dc:creator><dc:date>2011-08-03T11:19:28</dc:date><text:p text:style-name="P8"><text:span text:style-name="T16">d</text:span><text:span text:style-name="T13">o text if cmp(urbanEventObj.title,'Transmis 1er dossier RW') == 0</text:span></text:p></office:annotation></text:span><text:span text:style-name="T1"><draw:control text:anchor-type="as-char" draw:z-index="7" draw:style-name="gr1" draw:text-style-name="P10" svg:width="0.447cm" svg:height="0.399cm" draw:control="control6"/></text:span><text:span text:style-name="T9">Envoi du </text:span><text:span text:style-name="T10">PRIMO DOSSIER</text:span><text:span text:style-name="T9"> (sans demandes au fonctionnaire délégué et sans décision de collège)</text:span></text:p>
          </table:table-cell>
          <table:covered-table-cell/>
        </table:table-row>
        <table:table-row>
          <table:table-cell table:style-name="Tableau1.A2" office:value-type="string"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2eme dossier RW')!= 0</text:span></text:p></office:annotation><draw:control text:anchor-type="as-char" draw:z-index="2" draw:style-name="gr1" draw:text-style-name="P10" svg:width="0.447cm" svg:height="0.399cm" draw:control="control1"/>Envoi avec le <text:span text:style-name="T7">RAPPORT</text:span><text:span text:style-name="T1"> du</text:span> collège</text:p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2eme dossier RW') == 0</text:span></text:p></office:annotation><draw:control text:anchor-type="as-char" draw:z-index="4" draw:style-name="gr1" draw:text-style-name="P10" svg:width="0.447cm" svg:height="0.399cm" draw:control="control3"/>Envoi avec le <text:span text:style-name="T7">RAPPORT</text:span><text:span text:style-name="T1"> du</text:span> collège</text:p>
          </table:table-cell>
          <table:table-cell table:style-name="Tableau1.B2" office:value-type="string">
            <text:p text:style-name="P5"><office:annotation><dc:creator>sde </dc:creator><dc:date>2011-08-03T11:19:28</dc:date><text:p text:style-name="P8"><text:span text:style-name="T16">d</text:span><text:span text:style-name="T13">o text if not urbanEventObj.title.endswith('livrance du permis (octroi ou refus)')</text:span></text:p></office:annotation><draw:control text:anchor-type="as-char" draw:z-index="5" draw:style-name="gr1" draw:text-style-name="P10" svg:width="0.447cm" svg:height="0.399cm" draw:control="control4"/>Envoi avec la <text:span text:style-name="T7">DÉCISION</text:span><text:span text:style-name="T1"> du</text:span> collège</text:p>
            <text:p text:style-name="P5"><office:annotation><dc:creator>sde </dc:creator><dc:date>2011-08-03T11:19:28</dc:date><text:p text:style-name="P8"><text:span text:style-name="T16">d</text:span><text:span text:style-name="T13">o text if urbanEventObj.title.endswith('livrance du permis (octroi ou refus)')</text:span></text:p></office:annotation><draw:control text:anchor-type="as-char" draw:z-index="6" draw:style-name="gr1" draw:text-style-name="P10" svg:width="0.447cm" svg:height="0.399cm" draw:control="control5"/>Envoi avec la <text:span text:style-name="T1">DÉCISION du</text:span> collège 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"><office:annotation><dc:creator>sde </dc:creator><dc:date>2011-08-04T10:39:22</dc:date><text:p text:style-name="P8"><text:span text:style-name="T13">do row for type in self.listVocabularyForTemplate('foldercategories')</text:span></text:p></office:annotation><office:annotation><dc:creator>sde </dc:creator><dc:date>2011-08-04T10:39:07</dc:date><text:p text:style-name="P8"><text:span text:style-name="T13">do text if cmp(type[0],self.getFolderCategory())==0</text:span></text:p></office:annotation><draw:control text:anchor-type="as-char" draw:z-index="28" draw:style-name="gr1" draw:text-style-name="P10" svg:width="0.447cm" svg:height="0.399cm" draw:control="control27"/></text:p>
                  <text:p text:style-name="P2"><office:annotation><dc:creator>sde </dc:creator><dc:date>2011-08-04T10:30:03</dc:date><text:p text:style-name="P8"><text:span text:style-name="T13">do text if cmp(type[0],self.getFolderCategory())!=0</text:span></text:p></office:annotation><draw:control text:anchor-type="as-char" draw:z-index="27" draw:style-name="gr1" draw:text-style-name="P10" svg:width="0.447cm" svg:height="0.399cm" draw:control="control26"/></text:p>
                </table:table-cell>
                <table:table-cell table:style-name="Tableau5.A1" office:value-type="string">
                  <text:p text:style-name="P2"><text:text-input text:description="Bien-Parcelles">type[1]</text:text-input></text:p>
                </table:table-cell>
              </table:table-row>
            </table:table>
            <text:p text:style-name="P2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">Demandeurs :</text:p>
            <text:p text:style-name="P3">Nom, Prénom</text:p>
            <text:p text:style-name="P3">Adresse</text:p>
          </table:table-cell>
          <table:table-cell table:style-name="Tableau3.B1" table:number-columns-spanned="4" office:value-type="string">
            <text:p text:style-name="P2"/>
            <text:p text:style-name="P2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Bien concerné :</text:p>
            <text:p text:style-name="P3">Adresse</text:p>
            <text:p text:style-name="P3">Référence cadastral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WorkLocationSignaletic()</text:text-input></text:p>
            <text:p text:style-name="P2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Nature de la demande :</text:span>  (objet)</text:p>
          </table:table-cell>
          <table:table-cell table:style-name="Tableau3.B2" table:number-columns-spanned="4" office:value-type="string">
            <text:p text:style-name="P2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uteur de projet :</text:p>
            <text:p text:style-name="P3">Nom</text:p>
            <text:p text:style-name="P3">Adress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Date de dépôt dossier complet </text:span>:</text:p>
            <text:p text:style-name="P3">Accusé de réception :</text:p>
          </table:table-cell>
          <table:table-cell table:style-name="Tableau3.A2" table:number-columns-spanned="2" office:value-type="string">
            <text:p text:style-name="P2"><office:annotation><dc:creator>sde </dc:creator><dc:date>2011-08-08T13:35:49</dc:date><text:p text:style-name="P8"><text:span text:style-name="T12">do text if self.getLastDeposit() is not None</text:span></text:p></office:annotation><text:text-input text:description="Objet des travaux">tool.formatDate(self.getLastDeposit().getEventDate())</text:text-input></text:p>
            <text:p text:style-name="P2"><office:annotation><dc:creator>sde </dc:creator><dc:date>2011-08-08T13:36:33</dc:date><text:p text:style-name="P8"><text:span text:style-name="T12">do text if self.getLastAcknowledgment() is not None</text:span></text:p></office:annotation><text:text-input text:description="Objet des travaux">tool.formatDate(self.getLastAcknowledgment().getEventDate())</text:text-input></text:p>
            <text:p text:style-name="P2"/>
          </table:table-cell>
          <table:covered-table-cell/>
          <table:table-cell table:style-name="Tableau3.D5" office:value-type="string">
            <text:p text:style-name="P2"><text:span text:style-name="T5">Délai de réponse annoncé :</text:span> <text:s text:c="3"/></text:p>
          </table:table-cell>
          <table:table-cell table:style-name="Tableau3.E5" office:value-type="string">
            <text:p text:style-name="P2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">Autres dossiers connus sur le bien : (refs)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2"><office:annotation><dc:creator>sde </dc:creator><dc:date>2011-08-05T08:21:16</dc:date><text:p text:style-name="P8"><text:span text:style-name="T13">do text if self.getIsInPCA()</text:span></text:p></office:annotation><draw:control text:anchor-type="as-char" draw:z-index="24" draw:style-name="gr1" draw:text-style-name="P10" svg:width="0.447cm" svg:height="0.399cm" draw:control="control23"/></text:p>
                  <text:p text:style-name="P2"><office:annotation><dc:creator>sde </dc:creator><dc:date>2011-08-04T10:30:03</dc:date><text:p text:style-name="P8"><text:span text:style-name="T13">do text if not self.getIsInPCA()</text:span></text:p></office:annotation><draw:control text:anchor-type="as-char" draw:z-index="23" draw:style-name="gr1" draw:text-style-name="P10" svg:width="0.447cm" svg:height="0.399cm" draw:control="control22"/></text:p>
                </table:table-cell>
                <table:table-cell table:style-name="Tableau10.A1" office:value-type="string">
                  <text:p text:style-name="P2">Un PCA</text:p>
                </table:table-cell>
                <table:table-cell table:style-name="Tableau10.A1" office:value-type="string">
                  <text:p text:style-name="P2"><office:annotation><dc:creator>sde </dc:creator><dc:date>2011-08-04T10:39:07</dc:date><text:p text:style-name="P8"><text:span text:style-name="T13">do text if self.getIsInSubdivision()</text:span></text:p></office:annotation><draw:control text:anchor-type="as-char" draw:z-index="26" draw:style-name="gr1" draw:text-style-name="P10" svg:width="0.447cm" svg:height="0.399cm" draw:control="control25"/></text:p>
                  <text:p text:style-name="P2"><office:annotation><dc:creator>sde </dc:creator><dc:date>2011-08-04T10:30:03</dc:date><text:p text:style-name="P8"><text:span text:style-name="T13">do text if not self.getIsInSubdivision()</text:span></text:p></office:annotation><draw:control text:anchor-type="as-char" draw:z-index="25" draw:style-name="gr1" draw:text-style-name="P10" svg:width="0.447cm" svg:height="0.399cm" draw:control="control24"/></text:p>
                </table:table-cell>
                <table:table-cell table:style-name="Tableau10.A1" office:value-type="string">
                  <text:p text:style-name="P2">Un lotissement</text:p>
                  <text:p text:style-name="P2"><text:s/><office:annotation><dc:creator>sde </dc:creator><dc:date>2011-08-08T13:29:49</dc:date><text:p text:style-name="P8"><text:span text:style-name="T13">do text if self.getIsInSubdivision()</text:span></text:p><text:p text:style-name="P8"><text:span text:style-name="T13">f</text:span><text:span text:style-name="T15">rom xhtml(self.getSubdivisionDetails())</text:span></text:p></office:annotatio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3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2"><office:annotation><dc:creator>sde </dc:creator><dc:date>2011-08-04T11:46:30</dc:date><text:p text:style-name="P8"><text:span text:style-name="T12">do row if </text:span><text:span text:style-name="T13">self.getLastInquiry() is None or len(self.getLastInquiry(). getLinkedInquiry().getDerogation()) == 0</text:span></text:p></office:annotation><draw:control text:anchor-type="as-char" draw:z-index="38" draw:style-name="gr1" draw:text-style-name="P10" svg:width="0.447cm" svg:height="0.399cm" draw:control="control37"/></text:p>
                </table:table-cell>
                <table:table-cell table:style-name="Tableau12.A1" office:value-type="string">
                  <text:p text:style-name="P2">Oui</text:p>
                </table:table-cell>
                <table:table-cell table:style-name="Tableau12.A1" office:value-type="string">
                  <text:p text:style-name="P2"><draw:control text:anchor-type="as-char" draw:z-index="39" draw:style-name="gr1" draw:text-style-name="P10" svg:width="0.447cm" svg:height="0.399cm" draw:control="control38"/></text:p>
                </table:table-cell>
                <table:table-cell table:style-name="Tableau12.A1" office:value-type="string">
                  <text:p text:style-name="P2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2"><office:annotation><dc:creator>sde </dc:creator><dc:date>2011-08-08T11:17:40</dc:date><text:p text:style-name="P8"><text:span text:style-name="T12">do table if </text:span><text:span text:style-name="T13">self.getLastInquiry() is not None</text:span></text:p></office:annotation><office:annotation><dc:creator>sde </dc:creator><dc:date>2011-08-04T13:57:24</dc:date><text:p text:style-name="P8"><text:span text:style-name="T13">do row for part in self.getLastInquiry(). getLinkedInquiry().listVocabularyForTemplate('derogations')</text:span></text:p></office:annotation><office:annotation><dc:creator>sde </dc:creator><dc:date>2011-08-04T11:46:30</dc:date><text:p text:style-name="P8"><text:span text:style-name="T12">do text if part[0] in </text:span><text:span text:style-name="T13">self.getLastInquiry(). getLinkedInquiry().getDerogation()</text:span></text:p></office:annotation><draw:control text:anchor-type="as-char" draw:z-index="40" draw:style-name="gr1" draw:text-style-name="P10" svg:width="0.447cm" svg:height="0.399cm" draw:control="control39"/></text:p>
                  <text:p text:style-name="P2"><office:annotation><dc:creator>sde </dc:creator><dc:date>2011-08-04T11:59:21</dc:date><text:p text:style-name="P8"><text:span text:style-name="T13">do text if part[0] not in self.getLastInquiry(). getLinkedInquiry().getDerogation()</text:span></text:p></office:annotation><draw:control text:anchor-type="as-char" draw:z-index="41" draw:style-name="gr1" draw:text-style-name="P10" svg:width="0.447cm" svg:height="0.399cm" draw:control="control40"/></text:p>
                </table:table-cell>
                <table:table-cell table:style-name="Tableau15.A1" office:value-type="string">
                  <text:p text:style-name="P2"><text:text-input text:description="Objet des travaux">part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2"><office:annotation><dc:creator>sde </dc:creator><dc:date>2011-08-04T11:46:30</dc:date><text:p text:style-name="P8"><text:span text:style-name="T12">do text if </text:span><text:span text:style-name="T13">self.getLastInquiry() is not None</text:span></text:p></office:annotation><draw:control text:anchor-type="as-char" draw:z-index="35" draw:style-name="gr1" draw:text-style-name="P10" svg:width="0.447cm" svg:height="0.399cm" draw:control="control34"/></text:p>
                  <text:p text:style-name="P2"><office:annotation><dc:creator>sde </dc:creator><dc:date>2011-08-04T11:59:21</dc:date><text:p text:style-name="P8"><text:span text:style-name="T13">do text if self.getLastInquiry() is None</text:span></text:p></office:annotation><draw:control text:anchor-type="as-char" draw:z-index="34" draw:style-name="gr1" draw:text-style-name="P10" svg:width="0.447cm" svg:height="0.399cm" draw:control="control33"/></text:p>
                </table:table-cell>
                <table:table-cell table:style-name="Tableau13.A1" office:value-type="string">
                  <text:p text:style-name="P2">Oui</text:p>
                </table:table-cell>
                <table:table-cell table:style-name="Tableau13.A1" office:value-type="string">
                  <text:p text:style-name="P2"><office:annotation><dc:creator>sde </dc:creator><dc:date>2011-08-04T11:46:30</dc:date><text:p text:style-name="P8"><text:span text:style-name="T12">do text if </text:span><text:span text:style-name="T13">self.getLastInquiry() is None</text:span></text:p></office:annotation><draw:control text:anchor-type="as-char" draw:z-index="37" draw:style-name="gr1" draw:text-style-name="P10" svg:width="0.447cm" svg:height="0.399cm" draw:control="control36"/></text:p>
                  <text:p text:style-name="P2"><office:annotation><dc:creator>sde </dc:creator><dc:date>2011-08-04T11:59:21</dc:date><text:p text:style-name="P8"><text:span text:style-name="T13">do text if self.getLastInquiry() is not None</text:span></text:p></office:annotation><draw:control text:anchor-type="as-char" draw:z-index="36" draw:style-name="gr1" draw:text-style-name="P10" svg:width="0.447cm" svg:height="0.399cm" draw:control="control35"/></text:p>
                </table:table-cell>
                <table:table-cell table:style-name="Tableau13.A1" office:value-type="string">
                  <text:p text:style-name="P2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2"><office:annotation><dc:creator>sde </dc:creator><dc:date>2011-08-05T14:01:47</dc:date><text:p text:style-name="P8"><text:span text:style-name="T13">do row if self.getLastInquiry() is not None</text:span></text:p></office:annotation>Du <text:span text:style-name="T6"><text:text-input text:description="Objet des travaux">tool.formatDate(self.getLastInquiry(). getLinkedInquiry().getInvestigationStart())</text:text-input></text:span><text:span text:style-name="T6"> au </text:span><text:span text:style-name="T6"><text:text-input text:description="Objet des travaux">tool.formatDate(self.getLastInquiry(). getLinkedInquiry().getInvestigationEnd())</text:text-input></text:span></text:p>
                  <text:p text:style-name="P2">Réclamations :</text:p>
                  <text:p text:style-name="P2"><office:annotation><dc:creator>sde </dc:creator><dc:date>2011-08-08T13:56:09</dc:date><text:p text:style-name="P8"><text:span text:style-name="T14">do text</text:span></text:p><text:p text:style-name="P8"><text:span text:style-name="T14">from xhtml(self.portal_urban.decorateHTML('UrbanBody',self.</text:span><text:span text:style-name="T15">getLastInquiry().</text:span><text:span text:style-name="T14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Ouverture ou modification de voirie :</text:p>
          </table:table-cell>
          <table:table-cell table:style-name="Tableau3.B10" office:value-type="string">
            <text:p text:style-name="P2"><office:annotation><dc:creator>sde </dc:creator><dc:date>2011-08-03T16:53:26</dc:date><text:p text:style-name="P8"><text:span text:style-name="T12">do text if self.getRoadAdaptation()</text:span></text:p></office:annotation><draw:control text:anchor-type="as-char" draw:z-index="3" draw:style-name="gr1" draw:text-style-name="P10" svg:width="0.447cm" svg:height="0.399cm" draw:control="control2"/>Oui</text:p>
            <text:p text:style-name="P2"><office:annotation><dc:creator>sde </dc:creator><dc:date>2011-08-03T16:53:26</dc:date><text:p text:style-name="P8"><text:span text:style-name="T12">do text if not self.getRoadAdaptation()</text:span></text:p></office:annotation><draw:control text:anchor-type="as-char" draw:z-index="9" draw:style-name="gr1" draw:text-style-name="P10" svg:width="0.447cm" svg:height="0.399cm" draw:control="control8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table:number-columns-spanned="4" office:value-type="string">
                  <text:p text:style-name="P2">Type de voirie :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au4.A1" office:value-type="string">
                  <text:p text:style-name="P2"><office:annotation><dc:creator>sde </dc:creator><dc:date>2011-08-04T13:57:24</dc:date><text:p text:style-name="P8"><text:span text:style-name="T13">do row for part in self.divideList(2,self.listVocabularyForTemplate('folderroadtypes'))</text:span></text:p></office:annotation><office:annotation><dc:creator>sde </dc:creator><dc:date>2011-08-04T11:46:30</dc:date><text:p text:style-name="P8"><text:span text:style-name="T12">do text if part[0][0]==self.getRoadType()</text:span></text:p></office:annotation><draw:control text:anchor-type="as-char" draw:z-index="13" draw:style-name="gr1" draw:text-style-name="P10" svg:width="0.447cm" svg:height="0.399cm" draw:control="control12"/></text:p>
                  <text:p text:style-name="P2"><office:annotation><dc:creator>sde </dc:creator><dc:date>2011-08-04T11:59:21</dc:date><text:p text:style-name="P8"><text:span text:style-name="T13">do text if part[0][0]!=self.getRoadType()</text:span></text:p></office:annotation><draw:control text:anchor-type="as-char" draw:z-index="12" draw:style-name="gr1" draw:text-style-name="P10" svg:width="0.447cm" svg:height="0.399cm" draw:control="control11"/></text:p>
                </table:table-cell>
                <table:table-cell table:style-name="Tableau4.B2" office:value-type="string">
                  <text:p text:style-name="P2"><text:text-input text:description="Bien-Parcelles">part[0][1]</text:text-input></text:p>
                </table:table-cell>
                <table:table-cell table:style-name="Tableau4.A1" office:value-type="string">
                  <text:p text:style-name="P2"><office:annotation><dc:creator>sde </dc:creator><dc:date>2011-08-04T11:57:24</dc:date><text:p text:style-name="P8"><text:span text:style-name="T13">do text if len(part) &gt; 1 and part[1][0]==self.getRoadType()</text:span></text:p></office:annotation><draw:control text:anchor-type="as-char" draw:z-index="10" draw:style-name="gr1" draw:text-style-name="P10" svg:width="0.447cm" svg:height="0.399cm" draw:control="control9"/></text:p>
                  <text:p text:style-name="P2"><office:annotation><dc:creator>sde </dc:creator><dc:date>2011-08-04T11:58:11</dc:date><text:p text:style-name="P8"><text:span text:style-name="T13">do text if len(part) &gt; 1 and part[1][0]!=self.getRoadType()</text:span></text:p></office:annotation><draw:control text:anchor-type="as-char" draw:z-index="11" draw:style-name="gr1" draw:text-style-name="P10" svg:width="0.447cm" svg:height="0.399cm" draw:control="control10"/></text:p>
                </table:table-cell>
                <table:table-cell table:style-name="Tableau4.A1" office:value-type="string">
                  <text:p text:style-name="P2"><office:annotation><dc:creator>sde </dc:creator><dc:date>2011-08-04T13:22:24</dc:date><text:p text:style-name="P8"><text:span text:style-name="T12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"><office:annotation><dc:creator>sde </dc:creator><dc:date>2011-08-04T15:28:29</dc:date><text:p text:style-name="P8"><text:span text:style-name="T12">do text if self.getRoadCoating() is not None</text:span></text:p></office:annotation><draw:control text:anchor-type="as-char" draw:z-index="16" draw:style-name="gr1" draw:text-style-name="P10" svg:width="0.447cm" svg:height="0.399cm" draw:control="control15"/></text:p>
                  <text:p text:style-name="P2"><office:annotation><dc:creator>sde </dc:creator><dc:date>2011-08-04T15:29:14</dc:date><text:p text:style-name="P8"><text:span text:style-name="T13">do text if self.getRoadCoating() is None</text:span></text:p></office:annotation><draw:control text:anchor-type="as-char" draw:z-index="17" draw:style-name="gr1" draw:text-style-name="P10" svg:width="0.447cm" svg:height="0.399cm" draw:control="control16"/></text:p>
                </table:table-cell>
                <table:table-cell table:style-name="Tableau6.A1" office:value-type="string">
                  <text:p text:style-name="P2">Type de revêtement : <text:text-input text:description="Bien-Parcelles">self.getValueForTemplate('roadCoating')</text:text-input></text:p>
                </table:table-cell>
              </table:table-row>
              <table:table-row>
                <table:table-cell table:style-name="Tableau6.A1" office:value-type="string">
                  <text:p text:style-name="P2"><office:annotation><dc:creator>sde </dc:creator><dc:date>2011-08-04T13:57:24</dc:date><text:p text:style-name="P8"><text:span text:style-name="T13">do row for part in self.listVocabularyForTemplate('folderroadequipments')</text:span></text:p></office:annotation><office:annotation><dc:creator>sde </dc:creator><dc:date>2011-08-04T11:46:30</dc:date><text:p text:style-name="P8"><text:span text:style-name="T13">do text if part[0] in self.templateRoadEquipments(self.getRoadEquipments())</text:span></text:p></office:annotation><draw:control text:anchor-type="as-char" draw:z-index="15" draw:style-name="gr1" draw:text-style-name="P10" svg:width="0.447cm" svg:height="0.399cm" draw:control="control14"/></text:p>
                  <text:p text:style-name="P2"><office:annotation><dc:creator>sde </dc:creator><dc:date>2011-08-04T11:59:21</dc:date><text:p text:style-name="P8"><text:span text:style-name="T13">do text if part[0] not in self.templateRoadEquipments(self.getRoadEquipments())</text:span></text:p></office:annotation><draw:control text:anchor-type="as-char" draw:z-index="14" draw:style-name="gr1" draw:text-style-name="P10" svg:width="0.447cm" svg:height="0.399cm" draw:control="control13"/></text:p>
                </table:table-cell>
                <table:table-cell table:style-name="Tableau6.A1" office:value-type="string">
                  <text:p text:style-name="P2"><text:text-input text:description="Bien-Parcelles">part[1]</text:text-input></text:p>
                  <text:p text:style-name="P2"><office:annotation><dc:creator>sde </dc:creator><dc:date>2011-08-04T22:20:52</dc:date><text:p text:style-name="P8"><text:span text:style-name="T12">do text if </text:span><text:span text:style-name="T13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2"><office:annotation><dc:creator>sde </dc:creator><dc:date>2011-08-04T13:57:24</dc:date><text:p text:style-name="P8"><text:span text:style-name="T13">do row for opinion in self.displayValuesFromVocForTemplate(self.templateAllOpinions(), self.listVocabularyForTemplate('foldermakers'))</text:span></text:p></office:annotation><draw:control text:anchor-type="as-char" draw:z-index="18" draw:style-name="gr1" draw:text-style-name="P10" svg:width="0.447cm" svg:height="0.399cm" draw:control="control17"/></text:p>
                </table:table-cell>
                <table:table-cell table:style-name="Tableau7.A1" office:value-type="string">
                  <text:p text:style-name="P2"><text:text-input text:description="Bien-Parcelles">opinion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"><office:annotation><dc:creator>sde </dc:creator><dc:date>2011-08-04T13:57:24</dc:date><text:p text:style-name="P8"><text:span text:style-name="T13">do row for folderZoneValue in self.getValuesForTemplate('folderZone')</text:span></text:p></office:annotation><draw:control text:anchor-type="as-char" draw:z-index="33" draw:style-name="gr1" draw:text-style-name="P10" svg:width="0.447cm" svg:height="0.399cm" draw:control="control32"/></text:p>
                </table:table-cell>
                <table:table-cell table:style-name="Tableau9.A1" office:value-type="string">
                  <text:p text:style-name="P2"><text:text-input text:description="Bien-Parcelles">folderZoneValue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2"><office:annotation><dc:creator>sde </dc:creator><dc:date>2011-08-04T13:57:24</dc:date><text:p text:style-name="P8"><text:span text:style-name="T13">do row for part in self.divideList(2,self.listVocabularyForTemplate('folderprotectedbuildings', inUrbanConfig=False))</text:span></text:p></office:annotation><office:annotation><dc:creator>sde </dc:creator><dc:date>2011-08-04T11:46:30</dc:date><text:p text:style-name="P8"><text:span text:style-name="T12">do text if part[0][0] in self.getProtectedBuilding()</text:span></text:p></office:annotation><draw:control text:anchor-type="as-char" draw:z-index="20" draw:style-name="gr1" draw:text-style-name="P10" svg:width="0.447cm" svg:height="0.399cm" draw:control="control19"/></text:p>
                  <text:p text:style-name="P2"><office:annotation><dc:creator>sde </dc:creator><dc:date>2011-08-04T11:59:21</dc:date><text:p text:style-name="P8"><text:span text:style-name="T13">do text if part[0][0] not in self.getProtectedBuilding()</text:span></text:p></office:annotation><draw:control text:anchor-type="as-char" draw:z-index="19" draw:style-name="gr1" draw:text-style-name="P10" svg:width="0.447cm" svg:height="0.399cm" draw:control="control18"/></text:p>
                </table:table-cell>
                <table:table-cell table:style-name="Tableau8.A1" office:value-type="string">
                  <text:p text:style-name="P2"><text:text-input text:description="Bien-Parcelles">part[0][1]</text:text-input></text:p>
                </table:table-cell>
                <table:table-cell table:style-name="Tableau8.A1" office:value-type="string">
                  <text:p text:style-name="P2"><office:annotation><dc:creator>sde </dc:creator><dc:date>2011-08-04T11:57:24</dc:date><text:p text:style-name="P8"><text:span text:style-name="T13">do text if len(part) &gt; 1 and part[1][0] in self.getProtectedBuilding()</text:span></text:p></office:annotation><draw:control text:anchor-type="as-char" draw:z-index="22" draw:style-name="gr1" draw:text-style-name="P10" svg:width="0.447cm" svg:height="0.399cm" draw:control="control21"/></text:p>
                  <text:p text:style-name="P2"><office:annotation><dc:creator>sde </dc:creator><dc:date>2011-08-04T11:58:11</dc:date><text:p text:style-name="P8"><text:span text:style-name="T13">do text if len(part) &gt; 1 and part[1][0] not in self.getProtectedBuilding()</text:span></text:p></office:annotation><draw:control text:anchor-type="as-char" draw:z-index="21" draw:style-name="gr1" draw:text-style-name="P10" svg:width="0.447cm" svg:height="0.399cm" draw:control="control20"/></text:p>
                </table:table-cell>
                <table:table-cell table:style-name="Tableau8.A1" office:value-type="string">
                  <text:p text:style-name="P2"><office:annotation><dc:creator>sde </dc:creator><dc:date>2011-08-04T13:22:24</dc:date><text:p text:style-name="P8"><text:span text:style-name="T12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2"><office:annotation><dc:creator>sde </dc:creator><dc:date>2011-08-05T08:10:07</dc:date><text:p text:style-name="P8"><text:span text:style-name="T12">do text if self.getImpactStudy()</text:span></text:p></office:annotation><draw:control text:anchor-type="as-char" draw:z-index="29" draw:style-name="gr1" draw:text-style-name="P10" svg:width="0.447cm" svg:height="0.399cm" draw:control="control28"/></text:p>
                  <text:p text:style-name="P2"><office:annotation><dc:creator>sde </dc:creator><dc:date>2011-08-05T08:10:07</dc:date><text:p text:style-name="P8"><text:span text:style-name="T12">do text if not self.getImpactStudy()</text:span></text:p></office:annotation><draw:control text:anchor-type="as-char" draw:z-index="30" draw:style-name="gr1" draw:text-style-name="P10" svg:width="0.447cm" svg:height="0.399cm" draw:control="control29"/></text:p>
                </table:table-cell>
                <table:table-cell table:style-name="Tableau11.A1" office:value-type="string">
                  <text:p text:style-name="P2">Oui</text:p>
                </table:table-cell>
                <table:table-cell table:style-name="Tableau11.A1" office:value-type="string">
                  <text:p text:style-name="P2"><office:annotation><dc:creator>sde </dc:creator><dc:date>2011-08-05T08:10:07</dc:date><text:p text:style-name="P8"><text:span text:style-name="T12">do text if not self.getImpactStudy()</text:span></text:p></office:annotation><draw:control text:anchor-type="as-char" draw:z-index="31" draw:style-name="gr1" draw:text-style-name="P10" svg:width="0.447cm" svg:height="0.399cm" draw:control="control30"/></text:p>
                  <text:p text:style-name="P2"><office:annotation><dc:creator>sde </dc:creator><dc:date>2011-08-05T08:10:07</dc:date><text:p text:style-name="P8"><text:span text:style-name="T12">do text if self.getImpactStudy()</text:span></text:p></office:annotation><draw:control text:anchor-type="as-char" draw:z-index="32" draw:style-name="gr1" draw:text-style-name="P10" svg:width="0.447cm" svg:height="0.399cm" draw:control="control31"/></text:p>
                </table:table-cell>
                <table:table-cell table:style-name="Tableau11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3">Autres observations :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2"/>
      <text:p text:style-name="UrbanBody_20_">Envoyé le </text:p>
      <text:p text:style-name="UrbanBody_20_"/>
      <text:p text:style-name="UrbanBody_20_"/>
      <text:p text:style-name="P1"><office:annotation><dc:creator>Gauthier Bastien</dc:creator><dc:date>2011-01-13T14:56:41</dc:date><text:p text:style-name="P8"><text:span text:style-name="T11">do text</text:span></text:p><text:p text:style-name="P8"><text:span text:style-name="T11">from document(at=signatures, format='odt')</text:span>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2-14T14:58:16</dc:date>
    <dc:creator>sde </dc:creator>
    <meta:editing-duration>P2DT1H38M57S</meta:editing-duration>
    <meta:editing-cycles>417</meta:editing-cycles>
    <meta:generator>LibreOffice/3.4$Unix LibreOffice_project/340m1$Build-502</meta:generator>
    <meta:document-statistic meta:table-count="14" meta:image-count="0" meta:object-count="0" meta:page-count="2" meta:paragraph-count="108" meta:word-count="300" meta:character-count="2075" meta:non-whitespace-character-count="1850"/>
  </office:meta>
</office:document-meta>
</file>